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eeeeee" draw:opacity="100%" draw:textarea-horizontal-align="justify" draw:textarea-vertical-align="middle" draw:auto-grow-height="false" fo:min-height="3.45cm" fo:min-width="4.9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65cm" fo:min-width="3.9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fill-color="#cccccc" draw:textarea-vertical-align="middl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0.8cm" fo:min-width="1.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fill-color="#cccccc" draw:textarea-vertical-align="top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fill-color="#cccccc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738cm" fo:min-width="2.568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fill-color="#cccccc" draw:textarea-vertical-align="botto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-width="0.252cm" draw:fill="solid" draw:fill-color="#cccccc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fill="solid" draw:fill-color="#cccccc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4" style:family="graphic" style:parent-style-name="objectwithoutfill">
      <style:graphic-properties draw:stroke="dash" draw:stroke-dash="Ultrafine_20_2_20_Dots_20_3_20_Dashes" svg:stroke-width="0.028cm" draw:marker-start-width="0.242cm" draw:marker-end="" draw:marker-end-width="0.342cm" draw:fill="solid" draw:fill-color="#cccccc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stroke="dash" draw:stroke-dash="Ultrafine_20_2_20_Dots_20_3_20_Dashes" svg:stroke-width="0.028cm" draw:marker-start-width="0.242cm" draw:marker-end="" draw:marker-end-width="0.342cm" draw:fill="solid" draw:fill-color="#cccccc" draw:textarea-vertical-align="middle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draw:fill-color="#cccccc" draw:textarea-horizontal-align="justify" draw:textarea-vertical-align="middle" draw:auto-grow-height="false" fo:min-height="0.526cm" fo:min-width="1.66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1.056cm" fo:min-width="3.9cm"/>
      <style:paragraph-properties style:writing-mode="lr-tb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2.543cm" fo:min-width="3.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-color="#cccccc"/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cccccc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cccccc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cccccc"/>
      <style:paragraph-properties fo:text-align="start"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style:paragraph-properties fo:text-align="end"/>
    </style:style>
    <style:style style:name="P16" style:family="paragraph">
      <loext:graphic-properties draw:fill="solid" draw:fill-color="#cccccc"/>
      <style:paragraph-properties fo:text-align="end" style:writing-mode="lr-tb"/>
      <style:text-properties fo:font-size="6pt" style:font-size-asian="6pt" style:font-size-complex="6pt"/>
    </style:style>
    <style:style style:name="P17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loext:graphic-properties draw:fill-color="#cccccc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loext:graphic-properties draw:fill="solid" draw:fill-color="#cccccc"/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="solid" draw:fill-color="#cccccc"/>
      <style:paragraph-properties fo:text-align="start" style:writing-mode="lr-tb"/>
      <style:text-properties fo:font-size="6pt" style:font-size-asian="6pt" style:font-size-complex="6pt"/>
    </style:style>
    <style:style style:name="P21" style:family="paragraph">
      <loext:graphic-properties draw:fill="solid"/>
      <style:paragraph-properties fo:text-align="center" style:writing-mode="lr-tb"/>
      <style:text-properties fo:font-size="6pt" style:font-size-asian="6pt" style:font-size-complex="6pt"/>
    </style:style>
    <style:style style:name="P22" style:family="paragraph">
      <loext:graphic-properties draw:fill="solid"/>
      <style:paragraph-properties fo:text-align="start" style:writing-mode="lr-tb"/>
      <style:text-properties fo:font-size="6pt" style:font-size-asian="6pt" style:font-size-complex="6pt"/>
    </style:style>
    <style:style style:name="P23" style:family="paragraph">
      <loext:graphic-properties draw:fill="solid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5.8cm" svg:height="4.1cm" svg:x="14cm" svg:y="14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4cm" svg:height="0.9cm" svg:x="3.1cm" svg:y="4.7cm">
          <text:p text:style-name="P2"><text:span text:style-name="T1"><text:s/></text:span><text:span text:style-name="T1">Find Nearest Unvisited Flow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5.3cm" svg:y1="5.6cm" svg:x2="5.3cm" svg:y2="7cm" draw:start-shape="id1" draw:start-glue-point="6" draw:end-shape="id2" draw:end-glue-point="4" svg:d="M5300 5600v1400" svg:viewBox="0 0 1 1401">
          <text:p/>
        </draw:connector>
        <draw:custom-shape draw:style-name="gr4" draw:text-style-name="P3" xml:id="id2" draw:id="id2" draw:layer="layout" svg:width="4.2cm" svg:height="2.1cm" svg:x="3.2cm" svg:y="7cm">
          <text:p text:style-name="P2"><text:span text:style-name="T1">Found 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3" draw:id="id3" draw:layer="layout" svg:width="4.2cm" svg:height="2.099cm" svg:x="9.301cm" svg:y="10.201cm">
          <text:p text:style-name="P2"><text:span text:style-name="T1">Is Visit Candidate</text:span></text:p>
          <text:p text:style-name="P2"><text:span text:style-name="T1">(Visual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4" draw:id="id4" draw:layer="layout" svg:width="4.4cm" svg:height="0.9cm" svg:x="3.101cm" svg:y="10.801cm">
          <text:p text:style-name="P2"><text:span text:style-name="T1">Make Random Mo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7.4cm" svg:y1="8.05cm" svg:x2="11.401cm" svg:y2="10.201cm" draw:start-shape="id2" draw:start-glue-point="7" draw:end-shape="id3" draw:end-glue-point="4" svg:d="M7400 8050h4001v2151" svg:viewBox="0 0 4002 2152">
          <text:p text:style-name="P5"><text:span text:style-name="T2">yes</text:span></text:p>
        </draw:connector>
        <draw:connector draw:style-name="gr6" draw:text-style-name="P6" draw:layer="layout" svg:x1="5.3cm" svg:y1="9.1cm" svg:x2="5.301cm" svg:y2="10.801cm" draw:start-shape="id2" draw:start-glue-point="6" draw:end-shape="id4" draw:end-glue-point="4" svg:d="M5300 9100v851h1v850" svg:viewBox="0 0 2 1702">
          <text:p text:style-name="P5"><text:span text:style-name="T2">no</text:span></text:p>
        </draw:connector>
        <draw:connector draw:style-name="gr6" draw:text-style-name="P6" draw:layer="layout" svg:x1="9.301cm" svg:y1="11.251cm" svg:x2="7.501cm" svg:y2="11.251cm" draw:start-shape="id3" draw:start-glue-point="5" draw:end-shape="id4" draw:end-glue-point="7" svg:d="M9301 11251h-1800" svg:viewBox="0 0 1801 1">
          <text:p text:style-name="P5"><text:span text:style-name="T2">no</text:span></text:p>
        </draw:connector>
        <draw:custom-shape draw:style-name="gr2" draw:text-style-name="P3" xml:id="id5" draw:id="id5" draw:layer="layout" svg:width="4.4cm" svg:height="0.9cm" svg:x="15.202cm" svg:y="10.802cm">
          <text:p text:style-name="P2"><text:span text:style-name="T1">Visit Flower (Visua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3.501cm" svg:y1="11.251cm" svg:x2="15.202cm" svg:y2="11.252cm" draw:start-shape="id3" draw:start-glue-point="7" draw:end-shape="id5" draw:end-glue-point="5" svg:d="M13501 11251h851v1h850" svg:viewBox="0 0 1702 2">
          <text:p text:style-name="P5"><text:span text:style-name="T2">yes</text:span></text:p>
        </draw:connector>
        <draw:connector draw:style-name="gr3" draw:text-style-name="P4" draw:layer="layout" draw:line-skew="-0.6cm" svg:x1="3.101cm" svg:y1="11.251cm" svg:x2="3.101cm" svg:y2="2.751cm" draw:start-shape="id4" draw:start-glue-point="5" draw:end-shape="id6" draw:end-glue-point="5" svg:d="M3101 11251h-1101v-8500h1101" svg:viewBox="0 0 1102 8501">
          <text:p/>
        </draw:connector>
        <draw:connector draw:style-name="gr3" draw:text-style-name="P4" draw:layer="layout" svg:x1="17.402cm" svg:y1="10.802cm" svg:x2="7.501cm" svg:y2="2.751cm" draw:start-shape="id5" draw:start-glue-point="4" draw:end-shape="id6" draw:end-glue-point="7" svg:d="M17402 10802v-8051h-9901" svg:viewBox="0 0 9902 8052">
          <text:p/>
        </draw:connector>
        <draw:custom-shape draw:style-name="gr2" draw:text-style-name="P3" xml:id="id6" draw:id="id6" draw:layer="layout" svg:width="4.4cm" svg:height="0.9cm" svg:x="3.101cm" svg:y="2.301cm">
          <text:p text:style-name="P2"><text:span text:style-name="T1">Start of St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7" draw:layer="layout" svg:width="9.3cm" svg:height="0.9cm" svg:x="8.9cm" svg:y="1.5cm">
          <draw:text-box>
            <text:p><text:span text:style-name="T3">Procedure: Forage Nearest Flower (Visual)</text:span></text:p>
          </draw:text-box>
        </draw:frame>
        <draw:connector draw:style-name="gr3" draw:text-style-name="P4" draw:layer="layout" svg:x1="5.301cm" svg:y1="3.201cm" svg:x2="5.3cm" svg:y2="4.7cm" draw:start-shape="id6" draw:start-glue-point="6" draw:end-shape="id1" draw:end-glue-point="4" svg:d="M5301 3201v750h-1v749" svg:viewBox="0 0 2 1500">
          <text:p/>
        </draw:connector>
        <draw:custom-shape draw:style-name="gr4" draw:text-style-name="P3" xml:id="id7" draw:id="id7" draw:layer="layout" svg:width="4.2cm" svg:height="2.099cm" svg:x="8.402cm" svg:y="17.501cm">
          <text:p text:style-name="P2"><text:span text:style-name="T1">Is RND &lt; Detection</text:span></text:p>
          <text:p text:style-name="P2"><text:span text:style-name="T1">Probability(MP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8" draw:id="id8" draw:layer="layout" svg:width="4.2cm" svg:height="2.099cm" svg:x="8.403cm" svg:y="20.701cm">
          <text:p text:style-name="P2"><text:span text:style-name="T1">Does Pollinator</text:span></text:p>
          <text:p text:style-name="P2"><text:span text:style-name="T1">Have A Target Se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1" draw:id="id11" draw:layer="layout" svg:width="4.2cm" svg:height="2.099cm" svg:x="14.404cm" svg:y="20.701cm">
          <text:p text:style-name="P2"><text:span text:style-name="T1">Is RND &lt; Confidence</text:span></text:p>
          <text:p text:style-name="P2"><text:span text:style-name="T1">Of Match(Targ,MP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9" xml:id="id10" draw:id="id10" draw:layer="layout" svg:width="4.2cm" svg:height="2.099cm" svg:x="2.704cm" svg:y="20.701cm">
          <text:p text:style-name="P8"><text:span text:style-name="T2">Is RND &lt;</text:span></text:p>
          <text:p text:style-name="P8"><text:span text:style-name="T2"><text:s/></text:span><text:span text:style-name="T2">landProbNonTarg(MP) +</text:span></text:p>
          <text:p text:style-name="P8"><text:span text:style-name="T2">ProbLandNoTargSetDelta</text:span></text:p>
          <text:p text:style-name="P8"><text:span text:style-name="T2">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1" xml:id="id12" draw:id="id12" draw:layer="layout" svg:width="3.4cm" svg:height="1.4cm" svg:x="11.8cm" svg:y="25.3cm">
          <text:p text:style-name="P10"><text:span text:style-name="T4">Answer: Y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1" xml:id="id9" draw:id="id9" draw:layer="layout" svg:width="3.4cm" svg:height="1.4cm" svg:x="6.101cm" svg:y="25.301cm">
          <text:p text:style-name="P10"><text:span text:style-name="T4">Answer: N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6" draw:layer="layout" svg:x1="10.502cm" svg:y1="19.6cm" svg:x2="10.503cm" svg:y2="20.701cm" draw:start-shape="id7" draw:start-glue-point="6" draw:end-shape="id8" draw:end-glue-point="4" svg:d="M10502 19600v550h1v551" svg:viewBox="0 0 2 1102">
          <text:p text:style-name="P5"><text:span text:style-name="T2">yes</text:span></text:p>
        </draw:connector>
        <draw:connector draw:style-name="gr5" draw:text-style-name="P6" draw:layer="layout" draw:type="lines" draw:line-skew="-6.501cm -4.2cm" svg:x1="8.402cm" svg:y1="18.551cm" svg:x2="6.101cm" svg:y2="26.001cm" draw:start-shape="id7" draw:start-glue-point="5" draw:end-shape="id9" draw:end-glue-point="5" svg:d="M8402 18551h-7002v7450h4701" svg:viewBox="0 0 7003 7451">
          <text:p text:style-name="P5"><text:span text:style-name="T2">no</text:span></text:p>
        </draw:connector>
        <draw:connector draw:style-name="gr6" draw:text-style-name="P6" draw:layer="layout" svg:x1="8.403cm" svg:y1="21.751cm" svg:x2="6.904cm" svg:y2="21.751cm" draw:start-shape="id8" draw:start-glue-point="5" draw:end-shape="id10" draw:end-glue-point="7" svg:d="M8403 21751h-1499" svg:viewBox="0 0 1500 1">
          <text:p text:style-name="P5"><text:span text:style-name="T2">no</text:span></text:p>
        </draw:connector>
        <draw:connector draw:style-name="gr6" draw:text-style-name="P6" draw:layer="layout" svg:x1="12.603cm" svg:y1="21.751cm" svg:x2="14.404cm" svg:y2="21.751cm" draw:start-shape="id8" draw:start-glue-point="7" draw:end-shape="id11" draw:end-glue-point="5" svg:d="M12603 21751h1801" svg:viewBox="0 0 1802 1">
          <text:p text:style-name="P5"><text:span text:style-name="T2">yes</text:span></text:p>
        </draw:connector>
        <draw:connector draw:style-name="gr6" draw:text-style-name="P6" draw:layer="layout" draw:type="lines" draw:line-skew="0.499cm -0.999cm" svg:x1="4.804cm" svg:y1="22.8cm" svg:x2="13.5cm" svg:y2="25.3cm" draw:start-shape="id10" draw:start-glue-point="6" draw:end-shape="id12" draw:end-glue-point="4" svg:d="M4804 22800v1000h8696v1500" svg:viewBox="0 0 8697 2501">
          <text:p text:style-name="P5"><text:span text:style-name="T2">yes</text:span></text:p>
        </draw:connector>
        <draw:connector draw:style-name="gr6" draw:text-style-name="P13" draw:layer="layout" draw:line-skew="0cm 0.249cm" svg:x1="2.704cm" svg:y1="21.751cm" svg:x2="7.801cm" svg:y2="25.301cm" draw:start-shape="id10" draw:start-glue-point="5" draw:end-shape="id9" draw:end-glue-point="4" svg:d="M2704 21751h-501v2549h5598v1001" svg:viewBox="0 0 5599 3551">
          <text:p text:style-name="P12"><text:span text:style-name="T2">no</text:span></text:p>
        </draw:connector>
        <draw:connector draw:style-name="gr6" draw:text-style-name="P6" draw:layer="layout" svg:x1="16.504cm" svg:y1="22.8cm" svg:x2="15.2cm" svg:y2="26cm" draw:start-shape="id11" draw:start-glue-point="6" draw:end-shape="id12" draw:end-glue-point="7" svg:d="M16504 22800v3200h-1304" svg:viewBox="0 0 1305 3201">
          <text:p text:style-name="P5"><text:span text:style-name="T2">yes</text:span></text:p>
        </draw:connector>
        <draw:connector draw:style-name="gr9" draw:text-style-name="P6" draw:layer="layout" draw:line-skew="0cm 0.697cm" svg:x1="18.604cm" svg:y1="21.751cm" svg:x2="7.801cm" svg:y2="26.701cm" draw:start-shape="id11" draw:start-glue-point="7" draw:end-shape="id9" draw:end-glue-point="6" svg:d="M18604 21751h502v6149h-11305v-1199" svg:viewBox="0 0 11306 6150">
          <text:p text:style-name="P5"><text:span text:style-name="T2">no</text:span></text:p>
        </draw:connector>
        <draw:frame draw:style-name="gr7" draw:text-style-name="P7" xml:id="id13" draw:id="id13" draw:layer="layout" svg:width="9.3cm" svg:height="0.9cm" svg:x="2.6cm" svg:y="16.6cm">
          <draw:text-box>
            <text:p><text:span text:style-name="T3">Decision: Is Visit Candidate (Visual)</text:span></text:p>
          </draw:text-box>
        </draw:frame>
        <draw:line draw:style-name="gr10" draw:text-style-name="P4" draw:layer="layout" svg:x1="1cm" svg:y1="14cm" svg:x2="20cm" svg:y2="14cm">
          <text:p/>
        </draw:line>
        <draw:line draw:style-name="gr11" draw:text-style-name="P4" draw:layer="layout" svg:x1="15.4cm" svg:y1="14.6cm" svg:x2="15.4cm" svg:y2="17.7cm">
          <text:p/>
        </draw:line>
        <draw:line draw:style-name="gr11" draw:text-style-name="P4" draw:layer="layout" svg:x1="15.4cm" svg:y1="17.7cm" svg:x2="19.6cm" svg:y2="17.7cm">
          <text:p/>
        </draw:line>
        <draw:line draw:style-name="gr11" draw:text-style-name="P4" draw:layer="layout" svg:x1="15.4cm" svg:y1="15.2cm" svg:x2="16.2cm" svg:y2="15.2cm">
          <text:p/>
        </draw:line>
        <draw:line draw:style-name="gr11" draw:text-style-name="P4" draw:layer="layout" svg:x1="16.2cm" svg:y1="15.2cm" svg:x2="18.6cm" svg:y2="17.2cm">
          <text:p/>
        </draw:line>
        <draw:line draw:style-name="gr11" draw:text-style-name="P4" draw:layer="layout" svg:x1="18.6cm" svg:y1="17.2cm" svg:x2="19.4cm" svg:y2="17.2cm">
          <text:p/>
        </draw:line>
        <draw:frame draw:style-name="gr12" draw:text-style-name="P14" draw:layer="layout" svg:width="2.1cm" svg:height="0.584cm" svg:x="16.3cm" svg:y="18.016cm">
          <draw:text-box>
            <text:p><text:span text:style-name="T2">hex distance</text:span></text:p>
          </draw:text-box>
        </draw:frame>
        <draw:frame draw:style-name="gr12" draw:text-style-name="P14" draw:layer="layout" svg:width="1.1cm" svg:height="0.584cm" svg:x="15.7cm" svg:y="17.716cm">
          <draw:text-box>
            <text:p><text:span text:style-name="T2">0.05</text:span></text:p>
          </draw:text-box>
        </draw:frame>
        <draw:frame draw:style-name="gr12" draw:text-style-name="P14" draw:layer="layout" svg:width="1.1cm" svg:height="0.584cm" svg:x="18cm" svg:y="17.716cm">
          <draw:text-box>
            <text:p><text:span text:style-name="T2">0.19</text:span></text:p>
          </draw:text-box>
        </draw:frame>
        <draw:frame draw:style-name="gr12" draw:text-style-name="P14" draw:layer="layout" svg:width="1.1cm" svg:height="0.584cm" svg:x="14.5cm" svg:y="16.916cm">
          <draw:text-box>
            <text:p><text:span text:style-name="T2">0.05</text:span></text:p>
          </draw:text-box>
        </draw:frame>
        <draw:frame draw:style-name="gr12" draw:text-style-name="P14" draw:layer="layout" svg:width="1.1cm" svg:height="0.584cm" svg:x="14.5cm" svg:y="14.916cm">
          <draw:text-box>
            <text:p><text:span text:style-name="T2">0.95</text:span></text:p>
          </draw:text-box>
        </draw:frame>
        <draw:frame draw:style-name="gr13" draw:text-style-name="P14" draw:layer="layout" svg:width="3.1cm" svg:height="0.569cm" draw:transform="rotate (1.5707963267949) translate (14.163cm 17.748cm)">
          <draw:text-box>
            <text:p><text:span text:style-name="T2">confidence of match</text:span></text:p>
          </draw:text-box>
        </draw:frame>
        <draw:connector draw:style-name="gr14" draw:text-style-name="P4" draw:layer="layout" draw:type="curve" svg:x1="11.401cm" svg:y1="12.3cm" svg:x2="7.25cm" svg:y2="16.6cm" draw:start-shape="id3" draw:start-glue-point="6" draw:end-shape="id13" draw:end-glue-point="0" svg:d="M11401 12300c0 3226-4151 1077-4151 4300" svg:viewBox="0 0 4152 4301">
          <text:p/>
        </draw:connector>
        <draw:connector draw:style-name="gr14" draw:text-style-name="P4" draw:layer="layout" draw:type="curve" svg:x1="16.9cm" svg:y1="18.6cm" svg:x2="16.504cm" svg:y2="20.701cm" draw:start-shape="id14" draw:start-glue-point="2" draw:end-shape="id11" draw:end-glue-point="4" svg:d="M16900 18600c0 1576-396 526-396 2101" svg:viewBox="0 0 397 2102">
          <text:p/>
        </draw:connector>
        <draw:connector draw:style-name="gr15" draw:text-style-name="P16" draw:layer="layout" draw:type="curve" draw:line-skew="0.766cm" svg:x1="17.402cm" svg:y1="11.702cm" svg:x2="20.035cm" svg:y2="12.613cm" draw:start-shape="id5" draw:start-glue-point="6" svg:d="M17402 11702c0 2209 2633 1754 2633 911" svg:viewBox="0 0 2634 1608">
          <text:p text:style-name="P15"><text:span text:style-name="T5">(next page)</text:span></text:p>
        </draw:connector>
      </draw:page>
      <draw:page draw:name="page2" draw:style-name="dp1" draw:master-page-name="Default">
        <draw:frame draw:style-name="gr7" draw:text-style-name="P7" draw:layer="layout" svg:width="7.2cm" svg:height="0.9cm" svg:x="1.2cm" svg:y="1.5cm">
          <draw:text-box>
            <text:p><text:span text:style-name="T3">Procedure: Visit Flower (Visual)</text:span></text:p>
          </draw:text-box>
        </draw:frame>
        <draw:custom-shape draw:style-name="gr2" draw:text-style-name="P3" xml:id="id15" draw:id="id15" draw:layer="layout" svg:width="4.4cm" svg:height="0.9cm" svg:x="9.102cm" svg:y="1.502cm">
          <text:p text:style-name="P2"><text:span text:style-name="T1">Do Normal Pollen</text:span></text:p>
          <text:p text:style-name="P2"><text:span text:style-name="T1">Exchange Stu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6" draw:id="id16" draw:layer="layout" svg:width="4.4cm" svg:height="0.9cm" svg:x="14.603cm" svg:y="1.503cm">
          <text:p text:style-name="P2"><text:span text:style-name="T1">Update Visual Preferen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3.502cm" svg:y1="1.952cm" svg:x2="14.603cm" svg:y2="1.953cm" draw:start-shape="id15" draw:start-glue-point="7" draw:end-shape="id16" draw:end-glue-point="5" svg:d="M13502 1952h551v1h550" svg:viewBox="0 0 1102 2">
          <text:p/>
        </draw:connector>
        <draw:frame draw:style-name="gr16" draw:text-style-name="P7" xml:id="id40" draw:id="id40" draw:layer="layout" svg:width="12.1cm" svg:height="0.725cm" svg:x="1.2cm" svg:y="3.3cm">
          <draw:text-box>
            <text:p><text:span text:style-name="T3">Procedure: Update Visual Preferences (when on a flower)</text:span></text:p>
          </draw:text-box>
        </draw:frame>
        <draw:line draw:style-name="gr10" draw:text-style-name="P4" draw:layer="layout" svg:x1="1cm" svg:y1="2.9cm" svg:x2="20cm" svg:y2="2.9cm">
          <text:p/>
        </draw:line>
        <draw:custom-shape draw:style-name="gr4" draw:text-style-name="P3" xml:id="id17" draw:id="id17" draw:layer="layout" svg:width="4.2cm" svg:height="2.1cm" svg:x="8.501cm" svg:y="4.201cm">
          <text:p text:style-name="P2"><text:span text:style-name="T1">Received Nectar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8" draw:id="id18" draw:layer="layout" svg:width="4.2cm" svg:height="2.1cm" svg:x="13.302cm" svg:y="6.202cm">
          <text:p text:style-name="P2"><text:span text:style-name="T1">Does Pollinator</text:span></text:p>
          <text:p text:style-name="P2"><text:span text:style-name="T1">Have A Target Se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20" draw:id="id20" draw:layer="layout" svg:width="4.2cm" svg:height="2.1cm" svg:x="13.303cm" svg:y="9.103cm">
          <text:p text:style-name="P2"><text:span text:style-name="T1">Is This Flower</text:span></text:p>
          <text:p text:style-name="P2"><text:span text:style-name="T1">A Target Flow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6" draw:id="id26" draw:layer="layout" svg:width="4.4cm" svg:height="0.9cm" svg:x="15.603cm" svg:y="11.503cm">
          <text:p text:style-name="P2"><text:span text:style-name="T1">probLandTarget(MP)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25" draw:id="id25" draw:layer="layout" svg:width="4.4cm" svg:height="0.9cm" svg:x="10.804cm" svg:y="11.504cm">
          <text:p text:style-name="P2"><text:span text:style-name="T1">probLandNonTarget(MP)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2" draw:id="id22" draw:layer="layout" svg:width="4.2cm" svg:height="2.1cm" svg:x="8.504cm" svg:y="13.604cm">
          <text:p text:style-name="P2"><text:span text:style-name="T1">Is This The First</text:span></text:p>
          <text:p text:style-name="P2"><text:span text:style-name="T1">Target Se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7" draw:id="id27" draw:layer="layout" svg:width="4.4cm" svg:height="0.9cm" svg:x="13.804cm" svg:y="14.204cm">
          <text:p text:style-name="P2"><text:span text:style-name="T1">Update Targ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28" draw:id="id28" draw:layer="layout" svg:width="4.4cm" svg:height="0.9cm" svg:x="8.405cm" svg:y="16.605cm">
          <text:p text:style-name="P2"><text:span text:style-name="T1">Attenuate Preferen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8" xml:id="id29" draw:id="id29" draw:layer="layout" svg:width="2.4cm" svg:height="1.1cm" svg:x="9.404cm" svg:y="18.3cm">
          <text:p text:style-name="P17"><text:span text:style-name="T6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1" draw:id="id21" draw:layer="layout" svg:width="4.4cm" svg:height="0.9cm" svg:x="8.405cm" svg:y="8.105cm">
          <text:p text:style-name="P2"><text:span text:style-name="T1">Set Target = This Flower M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9" draw:id="id19" draw:layer="layout" svg:width="4.2cm" svg:height="2.1cm" svg:x="3.604cm" svg:y="9.104cm">
          <text:p text:style-name="P2"><text:span text:style-name="T1">Is This Flower</text:span></text:p>
          <text:p text:style-name="P2"><text:span text:style-name="T1">A Target Flow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4" draw:id="id24" draw:layer="layout" svg:width="4.4cm" svg:height="0.9cm" svg:x="5.904cm" svg:y="11.504cm">
          <text:p text:style-name="P2"><text:span text:style-name="T1">probLandTarget(MP)-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23" draw:id="id23" draw:layer="layout" svg:width="4.4cm" svg:height="0.9cm" svg:x="1.005cm" svg:y="11.505cm">
          <text:p text:style-name="P2"><text:span text:style-name="T1">probLandNonTarget(MP)-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9" draw:layer="layout" svg:x1="12.701cm" svg:y1="5.251cm" svg:x2="15.402cm" svg:y2="6.202cm" draw:start-shape="id17" draw:start-glue-point="7" draw:end-shape="id18" draw:end-glue-point="4" svg:d="M12701 5251h2701v951" svg:viewBox="0 0 2702 952">
          <text:p text:style-name="P5"><text:span text:style-name="T5">yes</text:span></text:p>
        </draw:connector>
        <draw:connector draw:style-name="gr6" draw:text-style-name="P20" draw:layer="layout" svg:x1="8.501cm" svg:y1="5.251cm" svg:x2="5.704cm" svg:y2="9.104cm" draw:start-shape="id17" draw:start-glue-point="5" draw:end-shape="id19" draw:end-glue-point="4" svg:d="M8501 5251h-2797v3853" svg:viewBox="0 0 2798 3854">
          <text:p text:style-name="P12"><text:span text:style-name="T5">no</text:span></text:p>
        </draw:connector>
        <draw:connector draw:style-name="gr5" draw:text-style-name="P19" draw:layer="layout" svg:x1="15.402cm" svg:y1="8.302cm" svg:x2="15.403cm" svg:y2="9.103cm" draw:start-shape="id18" draw:start-glue-point="6" draw:end-shape="id20" draw:end-glue-point="4" svg:d="M15402 8302v401h1v400" svg:viewBox="0 0 2 802">
          <text:p text:style-name="P5"><text:span text:style-name="T5">yes</text:span></text:p>
        </draw:connector>
        <draw:connector draw:style-name="gr5" draw:text-style-name="P19" draw:layer="layout" svg:x1="13.302cm" svg:y1="7.252cm" svg:x2="10.605cm" svg:y2="8.105cm" draw:start-shape="id18" draw:start-glue-point="5" draw:end-shape="id21" draw:end-glue-point="4" svg:d="M13302 7252h-2697v853" svg:viewBox="0 0 2698 854">
          <text:p text:style-name="P5"><text:span text:style-name="T5">no</text:span></text:p>
        </draw:connector>
        <draw:connector draw:style-name="gr3" draw:text-style-name="P4" draw:layer="layout" svg:x1="10.605cm" svg:y1="9.005cm" svg:x2="10.604cm" svg:y2="13.604cm" draw:start-shape="id21" draw:start-glue-point="6" draw:end-shape="id22" draw:end-glue-point="4" svg:d="M10605 9005v2300h-1v2299" svg:viewBox="0 0 2 4600">
          <text:p/>
        </draw:connector>
        <draw:connector draw:style-name="gr6" draw:text-style-name="P19" draw:layer="layout" svg:x1="3.604cm" svg:y1="10.154cm" svg:x2="3.205cm" svg:y2="11.505cm" draw:start-shape="id19" draw:start-glue-point="5" draw:end-shape="id23" draw:end-glue-point="4" svg:d="M3604 10154h-399v1351" svg:viewBox="0 0 400 1352">
          <text:p text:style-name="P5"><text:span text:style-name="T5">no</text:span></text:p>
        </draw:connector>
        <draw:connector draw:style-name="gr6" draw:text-style-name="P19" draw:layer="layout" svg:x1="7.804cm" svg:y1="10.154cm" svg:x2="8.104cm" svg:y2="11.504cm" draw:start-shape="id19" draw:start-glue-point="7" draw:end-shape="id24" draw:end-glue-point="4" svg:d="M7804 10154h300v1350" svg:viewBox="0 0 301 1351">
          <text:p text:style-name="P5"><text:span text:style-name="T5">yes</text:span></text:p>
        </draw:connector>
        <draw:connector draw:style-name="gr18" draw:text-style-name="P21" draw:layer="layout" svg:x1="13.303cm" svg:y1="10.153cm" svg:x2="13.004cm" svg:y2="11.504cm" draw:start-shape="id20" draw:start-glue-point="5" draw:end-shape="id25" draw:end-glue-point="4" svg:d="M13303 10153h-299v1351" svg:viewBox="0 0 300 1352">
          <text:p text:style-name="P5"><text:span text:style-name="T5">no</text:span></text:p>
        </draw:connector>
        <draw:connector draw:style-name="gr18" draw:text-style-name="P21" draw:layer="layout" svg:x1="17.503cm" svg:y1="10.153cm" svg:x2="17.803cm" svg:y2="11.503cm" draw:start-shape="id20" draw:start-glue-point="7" draw:end-shape="id26" draw:end-glue-point="4" svg:d="M17503 10153h300v1350" svg:viewBox="0 0 301 1351">
          <text:p text:style-name="P5"><text:span text:style-name="T5">yes</text:span></text:p>
        </draw:connector>
        <draw:connector draw:style-name="gr19" draw:text-style-name="P22" draw:layer="layout" svg:x1="12.704cm" svg:y1="14.654cm" svg:x2="13.804cm" svg:y2="14.654cm" draw:start-shape="id22" draw:start-glue-point="7" draw:end-shape="id27" svg:d="M12704 14654h1100" svg:viewBox="0 0 1101 1">
          <text:p text:style-name="P12"><text:span text:style-name="T5">no</text:span></text:p>
        </draw:connector>
        <draw:connector draw:style-name="gr19" draw:text-style-name="P21" draw:layer="layout" svg:x1="10.604cm" svg:y1="15.704cm" svg:x2="10.605cm" svg:y2="16.605cm" draw:start-shape="id22" draw:start-glue-point="6" draw:end-shape="id28" draw:end-glue-point="4" svg:d="M10604 15704v451h1v450" svg:viewBox="0 0 2 902">
          <text:p text:style-name="P5"><text:span text:style-name="T5">yes</text:span></text:p>
        </draw:connector>
        <draw:connector draw:style-name="gr20" draw:text-style-name="P23" draw:layer="layout" svg:x1="10.605cm" svg:y1="17.505cm" svg:x2="10.604cm" svg:y2="18.3cm" draw:start-shape="id28" draw:start-glue-point="6" draw:end-shape="id29" draw:end-glue-point="4" svg:d="M10605 17505v398h-1v397" svg:viewBox="0 0 2 796">
          <text:p/>
        </draw:connector>
        <draw:connector draw:style-name="gr20" draw:text-style-name="P23" draw:layer="layout" svg:x1="3.205cm" svg:y1="12.405cm" svg:x2="10.604cm" svg:y2="13.604cm" draw:start-shape="id23" draw:start-glue-point="6" draw:end-shape="id22" draw:end-glue-point="4" svg:d="M3205 12405v600h7399v599" svg:viewBox="0 0 7400 1200">
          <text:p/>
        </draw:connector>
        <draw:connector draw:style-name="gr20" draw:text-style-name="P23" draw:layer="layout" svg:x1="8.104cm" svg:y1="12.404cm" svg:x2="10.604cm" svg:y2="13.604cm" draw:start-shape="id24" draw:start-glue-point="6" draw:end-shape="id22" draw:end-glue-point="4" svg:d="M8104 12404v601h2500v599" svg:viewBox="0 0 2501 1201">
          <text:p/>
        </draw:connector>
        <draw:connector draw:style-name="gr20" draw:text-style-name="P23" draw:layer="layout" svg:x1="13.004cm" svg:y1="12.404cm" svg:x2="10.604cm" svg:y2="13.604cm" draw:start-shape="id25" draw:start-glue-point="6" draw:end-shape="id22" draw:end-glue-point="4" svg:d="M13004 12404v601h-2400v599" svg:viewBox="0 0 2401 1201">
          <text:p/>
        </draw:connector>
        <draw:connector draw:style-name="gr20" draw:text-style-name="P23" draw:layer="layout" svg:x1="17.803cm" svg:y1="12.403cm" svg:x2="10.604cm" svg:y2="13.604cm" draw:start-shape="id26" draw:start-glue-point="6" draw:end-shape="id22" draw:end-glue-point="4" svg:d="M17803 12403v601h-7199v600" svg:viewBox="0 0 7200 1202">
          <text:p/>
        </draw:connector>
        <draw:line draw:style-name="gr10" draw:text-style-name="P4" draw:layer="layout" svg:x1="1cm" svg:y1="20cm" svg:x2="20cm" svg:y2="20cm">
          <text:p/>
        </draw:line>
        <draw:frame draw:style-name="gr21" draw:text-style-name="P7" xml:id="id39" draw:id="id39" draw:layer="layout" svg:width="5.2cm" svg:height="1.299cm" svg:x="1cm" svg:y="20.301cm">
          <draw:text-box>
            <text:p><text:span text:style-name="T3">Procedure:</text:span></text:p>
            <text:p><text:span text:style-name="T3">Attenuate Preferences</text:span></text:p>
          </draw:text-box>
        </draw:frame>
        <draw:line draw:style-name="gr10" draw:text-style-name="P4" draw:layer="layout" svg:x1="11.4cm" svg:y1="28.7cm" svg:x2="11.4cm" svg:y2="20cm">
          <text:p/>
        </draw:line>
        <draw:custom-shape draw:style-name="gr2" draw:text-style-name="P3" xml:id="id30" draw:id="id30" draw:layer="layout" svg:width="4.4cm" svg:height="0.9cm" svg:x="1.205cm" svg:y="21.905cm">
          <text:p text:style-name="P2"><text:span text:style-name="T1">Do (For each possible MP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31" draw:id="id31" draw:layer="layout" svg:width="4.2cm" svg:height="2.1cm" svg:x="1.305cm" svg:y="23.605cm">
          <text:p text:style-name="P2"><text:span text:style-name="T1">Has Pollinator</text:span></text:p>
          <text:p text:style-name="P2"><text:span text:style-name="T1">recently</text:span></text:p>
          <text:p text:style-name="P2"><text:span text:style-name="T1">seen this MP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32" draw:id="id32" draw:layer="layout" svg:width="4.4cm" svg:height="0.9cm" svg:x="1.206cm" svg:y="26.906cm">
          <text:p text:style-name="P2"><text:span text:style-name="T1">probLandNonTarget(MP)--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23" draw:layer="layout" svg:x1="3.405cm" svg:y1="22.805cm" svg:x2="3.405cm" svg:y2="23.605cm" draw:start-shape="id30" draw:start-glue-point="6" draw:end-shape="id31" draw:end-glue-point="4" svg:d="M3405 22805v800" svg:viewBox="0 0 1 801">
          <text:p/>
        </draw:connector>
        <draw:connector draw:style-name="gr19" draw:text-style-name="P21" draw:layer="layout" svg:x1="3.405cm" svg:y1="25.705cm" svg:x2="3.406cm" svg:y2="26.906cm" draw:start-shape="id31" draw:start-glue-point="6" draw:end-shape="id32" draw:end-glue-point="4" svg:d="M3405 25705v601h1v600" svg:viewBox="0 0 2 1202">
          <text:p text:style-name="P5"><text:span text:style-name="T5">no</text:span></text:p>
        </draw:connector>
        <draw:connector draw:style-name="gr19" draw:text-style-name="P22" draw:layer="layout" svg:x1="5.505cm" svg:y1="24.655cm" svg:x2="6.706cm" svg:y2="24.656cm" draw:start-shape="id31" draw:start-glue-point="7" draw:end-shape="id33" draw:end-glue-point="5" svg:d="M5505 24655h601v1h600" svg:viewBox="0 0 1202 2">
          <text:p text:style-name="P12"><text:span text:style-name="T5">yes</text:span></text:p>
        </draw:connector>
        <draw:custom-shape draw:style-name="gr22" draw:text-style-name="P3" xml:id="id37" draw:id="id37" draw:layer="layout" svg:width="4.4cm" svg:height="1.306cm" svg:x="15.308cm" svg:y="20.402cm">
          <text:p text:style-name="P2"><text:span text:style-name="T1">NonTargetMaxProb = </text:span></text:p>
          <text:p text:style-name="P2"><text:span text:style-name="T1">Non-target MP with highest</text:span></text:p>
          <text:p text:style-name="P2"><text:span text:style-name="T1">landing pr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4" draw:id="id34" draw:layer="layout" svg:width="4.2cm" svg:height="2.1cm" svg:x="15.407cm" svg:y="22.707cm">
          <text:p text:style-name="P2"><text:span text:style-name="T1">NonTargetMaxProb &gt;</text:span></text:p>
          <text:p text:style-name="P2"><text:span text:style-name="T1">ProbLand(Target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9" xml:id="id36" draw:id="id36" draw:layer="layout" svg:width="4.4cm" svg:height="2.793cm" svg:x="15.289cm" svg:y="25.809cm">
          <text:p text:style-name="P8"><text:span text:style-name="T2">NewTarget = MP associated</text:span></text:p>
          <text:p text:style-name="P8"><text:span text:style-name="T2">with NonTargetMaxProb</text:span></text:p>
          <text:p text:style-name="P8"><text:span text:style-name="T2"/></text:p>
          <text:p text:style-name="P8"><text:span text:style-name="T2">ProbLandTarget(NewTarget) = </text:span></text:p>
          <text:p text:style-name="P8"><text:span text:style-name="T2">Default (0.9)</text:span></text:p>
          <text:p text:style-name="P8"><text:span text:style-name="T2"/></text:p>
          <text:p text:style-name="P8"><text:span text:style-name="T2">ProbLandNonTarget(OldTarget) =</text:span></text:p>
          <text:p text:style-name="P8"><text:span text:style-name="T2">old target probLandTarg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8" xml:id="id35" draw:id="id35" draw:layer="layout" svg:width="2.4cm" svg:height="1.1cm" svg:x="12.007cm" svg:y="26.703cm">
          <text:p text:style-name="P17"><text:span text:style-name="T6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21" draw:layer="layout" svg:x1="15.407cm" svg:y1="23.757cm" svg:x2="13.207cm" svg:y2="26.703cm" draw:start-shape="id34" draw:start-glue-point="5" draw:end-shape="id35" draw:end-glue-point="4" svg:d="M15407 23757h-2200v2946" svg:viewBox="0 0 2201 2947">
          <text:p text:style-name="P5"><text:span text:style-name="T5">no</text:span></text:p>
        </draw:connector>
        <draw:connector draw:style-name="gr19" draw:text-style-name="P21" draw:layer="layout" svg:x1="17.507cm" svg:y1="24.807cm" svg:x2="17.489cm" svg:y2="25.809cm" draw:start-shape="id34" draw:start-glue-point="6" draw:end-shape="id36" draw:end-glue-point="4" svg:d="M17507 24807v501h-18v501" svg:viewBox="0 0 19 1003">
          <text:p text:style-name="P5"><text:span text:style-name="T5">yes</text:span></text:p>
        </draw:connector>
        <draw:connector draw:style-name="gr20" draw:text-style-name="P23" draw:layer="layout" svg:x1="15.289cm" svg:y1="27.206cm" svg:x2="14.407cm" svg:y2="27.253cm" draw:start-shape="id36" draw:start-glue-point="5" draw:end-shape="id35" draw:end-glue-point="7" svg:d="M15289 27206h-440v47h-442" svg:viewBox="0 0 883 48">
          <text:p/>
        </draw:connector>
        <draw:connector draw:style-name="gr20" draw:text-style-name="P23" draw:layer="layout" svg:x1="17.508cm" svg:y1="21.708cm" svg:x2="17.507cm" svg:y2="22.707cm" draw:start-shape="id37" draw:start-glue-point="6" draw:end-shape="id34" draw:end-glue-point="4" svg:d="M17508 21708v500h-1v499" svg:viewBox="0 0 2 1000">
          <text:p/>
        </draw:connector>
        <draw:frame draw:style-name="gr24" draw:text-style-name="P7" xml:id="id38" draw:id="id38" draw:layer="layout" svg:width="3.4cm" svg:height="1.199cm" svg:x="11.602cm" svg:y="20.302cm">
          <draw:text-box>
            <text:p><text:span text:style-name="T3">Procedure:</text:span></text:p>
            <text:p><text:span text:style-name="T3">Update Target</text:span></text:p>
          </draw:text-box>
        </draw:frame>
        <draw:connector draw:style-name="gr14" draw:text-style-name="P4" draw:layer="layout" draw:type="curve" draw:line-skew="-0.153cm" svg:x1="13.302cm" svg:y1="20.302cm" svg:x2="16.004cm" svg:y2="15.104cm" draw:start-shape="id38" draw:start-glue-point="0" draw:end-shape="id27" draw:end-glue-point="6" svg:d="M13302 20302c0-4126 2702-1528 2702-5198" svg:viewBox="0 0 2703 5199">
          <text:p/>
        </draw:connector>
        <draw:connector draw:style-name="gr14" draw:text-style-name="P4" draw:layer="layout" draw:type="curve" svg:x1="3.6cm" svg:y1="20.301cm" svg:x2="8.405cm" svg:y2="17.055cm" draw:start-shape="id39" draw:start-glue-point="0" draw:end-shape="id28" draw:end-glue-point="5" svg:d="M3600 20301c0-2164 1601-3246 4805-3246" svg:viewBox="0 0 4806 3247">
          <text:p/>
        </draw:connector>
        <draw:connector draw:style-name="gr14" draw:text-style-name="P4" draw:layer="layout" draw:type="curve" svg:x1="13.3cm" svg:y1="3.662cm" svg:x2="16.803cm" svg:y2="2.403cm" draw:start-shape="id40" draw:start-glue-point="1" draw:end-shape="id16" draw:end-glue-point="6" svg:d="M13300 3662c2336 0 3503-419 3503-1259" svg:viewBox="0 0 3504 1260">
          <text:p/>
        </draw:connector>
        <draw:custom-shape draw:style-name="gr4" draw:text-style-name="P3" xml:id="id33" draw:id="id33" draw:layer="layout" svg:width="4.2cm" svg:height="2.1cm" svg:x="6.706cm" svg:y="23.606cm">
          <text:p text:style-name="P2"><text:span text:style-name="T1">More MPs</text:span></text:p>
          <text:p text:style-name="P2"><text:span text:style-name="T1">to proces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18" xml:id="id41" draw:id="id41" draw:layer="layout" svg:width="2.4cm" svg:height="1.1cm" svg:x="7.608cm" svg:y="26.704cm">
          <text:p text:style-name="P17"><text:span text:style-name="T6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21" draw:layer="layout" svg:x1="8.806cm" svg:y1="25.706cm" svg:x2="8.808cm" svg:y2="26.704cm" draw:start-shape="id33" draw:start-glue-point="6" draw:end-shape="id41" draw:end-glue-point="4" svg:d="M8806 25706v500h2v498" svg:viewBox="0 0 3 999">
          <text:p text:style-name="P5"><text:span text:style-name="T5">no</text:span></text:p>
        </draw:connector>
        <draw:connector draw:style-name="gr20" draw:text-style-name="P23" draw:layer="layout" svg:x1="5.606cm" svg:y1="27.356cm" svg:x2="6.706cm" svg:y2="24.656cm" draw:start-shape="id32" draw:start-glue-point="7" draw:end-shape="id33" draw:end-glue-point="5" svg:d="M5606 27356h551v-2700h549" svg:viewBox="0 0 1101 2701">
          <text:p/>
        </draw:connector>
        <draw:connector draw:style-name="gr19" draw:text-style-name="P21" draw:layer="layout" svg:x1="8.806cm" svg:y1="23.606cm" svg:x2="5.605cm" svg:y2="22.355cm" draw:start-shape="id33" draw:start-glue-point="4" draw:end-shape="id30" draw:end-glue-point="7" svg:d="M8806 23606v-1251h-3201" svg:viewBox="0 0 3202 1252">
          <text:p text:style-name="P5"><text:span text:style-name="T5">yes</text:span></text:p>
        </draw:connector>
        <draw:connector draw:style-name="gr20" draw:text-style-name="P23" draw:layer="layout" svg:x1="16.004cm" svg:y1="15.104cm" svg:x2="12.805cm" svg:y2="17.055cm" draw:start-shape="id27" draw:start-glue-point="6" draw:end-shape="id28" draw:end-glue-point="7" svg:d="M16004 15104v1951h-3199" svg:viewBox="0 0 3200 195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Tim Taylor</meta:initial-creator>
    <meta:creation-date>2020-02-03T14:57:24.844539743</meta:creation-date>
    <dc:date>2020-02-04T12:05:29.005320850</dc:date>
    <dc:creator>Tim Taylor</dc:creator>
    <meta:editing-duration>PT1H11M23S</meta:editing-duration>
    <meta:editing-cycles>17</meta:editing-cycles>
    <meta:generator>LibreOffice/6.3.4.2$Linux_X86_64 LibreOffice_project/30$Build-2</meta:generator>
    <meta:document-statistic meta:object-count="108"/>
  </office:meta>
</office:document-meta>
</file>